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text:tab/>Here we present a set of Web services, compliant with MOBY specifications, that can be connected together to allow the implementation of a computational protocol to analyse the promoter regions of a given set of co-expressed genes. The main goal of this study is to show that in-silico analysis of genomes (? or computational biology analysis) can be done through Web resources in an automatized manner. </text:p>
      <text:p text:style-name="P2">Mention the Web Page to execute the pipeline,</text:p>
      <text:p text:style-name="P2"><text:tab/>http://genome.imim.es/webservices/workflows/genes_clustering.html</text:p>
      <text:p text:style-name="P2"><text:tab/>Naming of the protocol ?</text:p>
      <text:p text:style-name="P2"/>
      <text:p text:style-name="P3">Introduction</text:p>
      <text:p text:style-name="P2"/>
      <text:p text:style-name="P2"><text:tab/>With the completion of many sequencing projects, there are a tremendous amount of data and, coming along, of analysis methods that have been made available to the scientific community in Biology. If these resources are of great help to biologists and bioinformaticians for retrieval of data, or quick hypothesis verification, they are mostly used through manual execution and can not be used for automated tasks.</text:p>
      <text:p text:style-name="P2"/>
      <text:p text:style-name="P2"><text:tab/>In-silico experiments can be seen as ...</text:p>
      <text:p text:style-name="P2"/>
      <text:p text:style-name="P2"><text:tab/>In this regard, Web services architecture (Ref: Web Services Architecture</text:p>
      <text:p text:style-name="P2"><text:s/>specifications document, http://www.w3.org/TR/ws-arch/) have emerged to provide programmatic access to remote resources, thus allowing users to perform in-silico experiments through the Web (Stevens R. et al, 2003).</text:p>
      <text:p text:style-name="P2"><text:tab/></text:p>
      <text:p text:style-name="P2"><text:tab/>We have applied such technology to the problem of gene promoter regulation. Promoter analysis is essential to understand the regulation of the expression of genes. It has already been shown that co-expressed genes present similar regulatory elements. These elements, known as Transcription Factor Binding Sites (TFBSs), are located in the intergenic sequence, <text:s/>upstream of the transcription start site (TSS) of a gene (Wray GA et al. 2003).</text:p>
      <text:p text:style-name="P2"><text:tab/></text:p>
      <text:p text:style-name="P2"><text:tab/>Here we present the implementation of a set of Web services, compliant with MOBY specifications (<text:span text:style-name="T1">Wilkinson M. et al., 2002</text:span>), that can be applied to implement a computational pipeline for analysing the promoter region of co-regulated genes and execute it in an automatic manner.</text:p>
      <text:p text:style-name="P2"/>
      <text:p text:style-name="P3">Protocol<text:span text:style-name="T1"> (Figure 1)</text:span></text:p>
      <text:p text:style-name="P4"><text:tab/></text:p>
      <text:p text:style-name="P2"><text:span text:style-name="T1"><text:tab/>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WW et al, 2004). These methods take into account background information to report statistically overrepresented motifs (Clover, Frith M. et al., 2004) or cross-species conservation data (PhyloGibbs, </text:span>Siddharthan R. et al., <text:span text:style-name="T1">2005). Here we present a protocol based on the processing of the pairwise alignments of TFBSs, using the implementation of an algorithm that has been described by Blanco E. et al, 2005.</text:span></text:p>
      <text:p text:style-name="P3"><text:tab/><text:span text:style-name="T1">The final purpose of this protocol is to define transcriptional modules, ie clusters of genes regulated by the same set of transcription factors (Leyfer D et al., 2005).</text:span></text:p>
      <text:p text:style-name="P3"/>
      <text:p text:style-name="P4"><text:tab/>Protocol Description:</text:p>
      <text:p text:style-name="P4"><text:tab/>Given a set of gene identifiers, the following steps are performed:</text:p>
      <text:p text:style-name="P4"><text:tab/></text:p>
      <text:p text:style-name="P4"><text:tab/>1/ Upstream sequence extraction. The upstream sequence of the input gene identifiers is automatically extracted from the Ensembl database (Birney et al.).</text:p>
      <text:p text:style-name="P4"><text:tab/>2/ Search for putative TFBSs in public databases. You can either search the position weight matrices (PWMs) collection from Jaspar (Jaspar et al.) or the one from Transfac (v6.4) (Transfac et al.). This can be done using MatScan software (E. Blanco, unpublished).</text:p>
      <text:p text:style-name="P4"><text:tab/>3/ Perform the pairwise alignments using meta-alignment software (E. Blanco et al.)</text:p>
      <text:p text:style-name="P4"><text:tab/>4/ Parsing of the pairwise alignment scores from meta-alignment outputs.</text:p>
      <text:p text:style-name="P2"><text:span text:style-name="T1"><text:tab/>5/ Using this score matrix as input, perform a K-means clustering to partition the gene space into clusters according to the score of the TFBSs maps pairwise alignments. We are using Cluster v3.0 software (de Hoon M.J.L., 2004), originally written by M. Eisen (PNAS, 1998).</text:span></text:p>
      <text:p text:style-name="P4"><text:tab/>6/ For each cluster, run multiple meta-alignment software (E. Blanco et al., submitted) to define the consensus “transcriptional” regulatory pattern, common to a set of a co-regulated genes.</text:p>
      <text:p text:style-name="P4"/>
      <text:p text:style-name="P3">Implementation and Results on a control dataset</text:p>
      <text:p text:style-name="P4"/>
      <text:p text:style-name="P4"><text:tab/>1/ <text:span text:style-name="T2">Web services</text:span></text:p>
      <text:p text:style-name="P4"><text:tab/>Each step of the protocol described below can be perceived as a service that can be formally described. A service can be defined as a resource that takes one or more inputs, process them and returns one or more outputs. For example, let's take the step two of our protocol. The input is a DNA sequence and the output is a map of putative TFBSs. The service defines two optional parameters, the first one is the database of TFBSs represented as PWMs (An enumeration of two values, “Jaspar” and “Transfac”). The second parameter is a threshold. </text:p>
      <text:p text:style-name="P4"/>
      <text:p text:style-name="P4"><text:tab/>The implementation of such a service was done in Perl, following MOBY specifications.</text:p>
      <text:p text:style-name="P4"/>
      <text:p text:style-name="P4"><text:tab/>2/ <text:span text:style-name="T2">Workflows</text:span></text:p>
      <text:p text:style-name="P4"/>
      <text:p text:style-name="P4"><text:tab/>There are various ways to enact the workflow. To facilitate the execution of the protocol, a Web submission page has been setup. One could also use the Standalone application, Taverna or Web-based, Remora. The advantage of these tools is that you can make your own workflows, by combining Web resources.</text:p>
      <text:p text:style-name="P4"/>
      <text:p text:style-name="P4">Fig. 2 =&gt; Workflow implementation using taverna 1.4 (In supplementary <text:s text:c="2"/>materials)</text:p>
      <text:p text:style-name="P4"><text:s/></text:p>
      <text:p text:style-name="P4"><text:tab/>We have applied such pipeline to the genes involved in the X pathway in <text:span text:style-name="T3">Drosophila melanogaster.</text:span></text:p>
      <text:p text:style-name="P5"/>
      <text:p text:style-name="P5">Fig 3 or table 1 (in supplementary materials) =&gt; Results on our dataset</text:p>
      <text:p text:style-name="P4"/>
      <text:p text:style-name="P3">Discussion</text:p>
      <text:p text:style-name="P4"/>
      <text:p text:style-name="P4">Web services technology look promising to federate computational Bioinformatics resources through the Web. Here we have applied ....</text:p>
      <text:p text:style-name="P4"/>
      <text:p text:style-name="P4">1/ Extended to other protocols of promoter regions analysis</text:p>
      <text:p text:style-name="P4"><text:tab/>=&gt; These Web services can be combined to form other workflows – because of interoperability, they can be associated with the Web services of others providers.</text:p>
      <text:p text:style-name="P4"/>
      <text:p text:style-name="P4">2/ This technology can be applied to many other types of analysis, gene prediction protocol or Assembly of ESTs...</text:p>
      <text:p text:style-name="P4"/>
      <text:p text:style-name="P4">3/ Limits =&gt; asynchronous protocol...</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Bitstream Vera Serif" fo:font-size="24pt" fo:font-weight="bold" style:font-name-asian="Bitstream Vera Sans1" style:font-size-asian="24pt" style:font-weight-asian="bold" style:font-name-complex="Lucidasans" style:font-size-complex="2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naud Kerhornou</meta:initial-creator>
    <meta:creation-date>2006-07-17T11:23:40</meta:creation-date>
    <dc:creator>Arnaud Kerhornou</dc:creator>
    <dc:date>2006-08-03T14:29:01</dc:date>
    <meta:printed-by>Arnaud Kerhornou</meta:printed-by>
    <meta:print-date>2006-08-03T12:01:32</meta:print-date>
    <dc:language>en-US</dc:language>
    <meta:editing-cycles>49</meta:editing-cycles>
    <meta:editing-duration>P2DT1H41M8S</meta:editing-duration>
    <meta:user-defined meta:name="Info 1"/>
    <meta:user-defined meta:name="Info 2"/>
    <meta:user-defined meta:name="Info 3"/>
    <meta:user-defined meta:name="Info 4"/>
    <meta:document-statistic meta:table-count="0" meta:image-count="0" meta:object-count="0" meta:page-count="4" meta:paragraph-count="43" meta:word-count="919" meta:character-count="5824"/>
  </office:meta>
</office:document-meta>
</file>